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e001" officeooo:paragraph-rsid="0017e0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ntando instalar GSTREAMER en opencv:</text:p>
      <text:p text:style-name="P1"><text:a xlink:type="simple" xlink:href="https://qengineering.eu/install-opencv-4.5-on-jetson-nano.html" text:style-name="Internet_20_link" text:visited-style-name="Visited_20_Internet_20_Link">https://qengineering.eu/install-opencv-4.5-on-jetson-nano.html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8T20:26:59.243000000</meta:creation-date>
    <dc:date>2021-03-28T20:27:43.964000000</dc:date>
    <meta:editing-duration>PT46S</meta:editing-duration>
    <meta:editing-cycles>1</meta:editing-cycles>
    <meta:document-statistic meta:table-count="0" meta:image-count="0" meta:object-count="0" meta:page-count="1" meta:paragraph-count="2" meta:word-count="6" meta:character-count="102" meta:non-whitespace-character-count="98"/>
    <meta:generator>LibreOffice/6.4.6.2$Windows_X86_64 LibreOffice_project/0ce51a4fd21bff07a5c061082cc82c5ed232f115</meta:generator>
  </office:meta>
</office:document-meta>
</file>